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headline">
      <style:graphic-properties fo:min-height="5.973cm"/>
    </style:style>
    <style:style style:name="gr3" style:family="graphic" style:parent-style-name="standard">
      <style:graphic-properties draw:stroke="none" svg:stroke-color="#000000" draw:fill="none" draw:fill-color="#ffffff" fo:min-height="4.95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cc0066" fo:font-size="28pt" style:font-size-asian="28pt" style:font-size-complex="28pt"/>
    </style:style>
    <style:style style:name="P3" style:family="paragraph">
      <style:paragraph-properties fo:margin-top="0.508cm" fo:margin-bottom="0.254cm" fo:text-align="center"/>
      <style:text-properties fo:color="#000099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paragraph-properties fo:margin-top="0.508cm" fo:margin-bottom="0.254cm" fo:text-align="center"/>
      <style:text-properties fo:color="#000099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cc0066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fo:color="#000099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559cm" svg:y1="0cm" svg:x2="0.559cm" svg:y2="21.59cm">
          <text:p/>
        </draw:line>
        <draw:line draw:style-name="gr1" draw:text-style-name="P1" draw:layer="layout" svg:x1="13.894cm" svg:y1="0cm" svg:x2="13.894cm" svg:y2="21.59cm">
          <text:p/>
        </draw:line>
        <draw:line draw:style-name="gr1" draw:text-style-name="P1" draw:layer="layout" svg:x1="0cm" svg:y1="8.636cm" svg:x2="27.94cm" svg:y2="8.636cm">
          <text:p/>
        </draw:line>
        <draw:line draw:style-name="gr1" draw:text-style-name="P1" draw:layer="layout" svg:x1="0cm" svg:y1="20.574cm" svg:x2="27.94cm" svg:y2="20.574cm">
          <text:p/>
        </draw:line>
        <draw:line draw:style-name="gr1" draw:text-style-name="P1" draw:layer="layout" svg:x1="0.009cm" svg:y1="1cm" svg:x2="27.949cm" svg:y2="1cm">
          <text:p/>
        </draw:line>
        <draw:frame draw:style-name="gr2" draw:text-style-name="P2" draw:layer="layout" svg:width="12.192cm" svg:height="6.223cm" svg:x="1.194cm" svg:y="1.397cm">
          <draw:text-box>
            <text:p text:style-name="P2"><text:span text:style-name="T1">Feeble Force</text:span></text:p>
          </draw:text-box>
        </draw:frame>
        <draw:frame draw:style-name="gr3" draw:text-style-name="P4" draw:layer="layout" svg:width="12.954cm" svg:height="5.207cm" svg:x="0.813cm" svg:y="3.937cm">
          <draw:text-box>
            <text:p text:style-name="P3"><text:span text:style-name="T2">www.fletchersgames.com</text:span></text:p>
            <text:p text:style-name="P3"><text:span text:style-name="T2">contact@fletchersgames.com</text:span></text:p>
            <text:p text:style-name="P3"><text:span text:style-name="T2">@DrSkipper_</text:span></text:p>
          </draw:text-box>
        </draw:frame>
        <draw:frame draw:style-name="gr2" draw:text-style-name="P2" draw:layer="layout" svg:width="12.192cm" svg:height="6.223cm" svg:x="1.067cm" svg:y="13.441cm">
          <draw:text-box>
            <text:p text:style-name="P2"><text:span text:style-name="T1">Feeble Force</text:span></text:p>
          </draw:text-box>
        </draw:frame>
        <draw:frame draw:style-name="gr3" draw:text-style-name="P4" draw:layer="layout" svg:width="12.954cm" svg:height="5.207cm" svg:x="0.686cm" svg:y="15.981cm">
          <draw:text-box>
            <text:p text:style-name="P3"><text:span text:style-name="T2">www.fletchersgames.com</text:span></text:p>
            <text:p text:style-name="P3"><text:span text:style-name="T2">contact@fletchersgames.com</text:span></text:p>
            <text:p text:style-name="P3"><text:span text:style-name="T2">@DrSkipper_</text:span></text:p>
          </draw:text-box>
        </draw:frame>
        <draw:frame draw:style-name="gr2" draw:text-style-name="P2" draw:layer="layout" svg:width="12.192cm" svg:height="6.223cm" svg:x="14.656cm" svg:y="1.27cm">
          <draw:text-box>
            <text:p text:style-name="P2"><text:span text:style-name="T1">Feeble Force</text:span></text:p>
          </draw:text-box>
        </draw:frame>
        <draw:frame draw:style-name="gr3" draw:text-style-name="P4" draw:layer="layout" svg:width="12.954cm" svg:height="5.207cm" svg:x="14.275cm" svg:y="3.81cm">
          <draw:text-box>
            <text:p text:style-name="P3"><text:span text:style-name="T2">www.fletchersgames.com</text:span></text:p>
            <text:p text:style-name="P3"><text:span text:style-name="T2">contact@fletchersgames.com</text:span></text:p>
            <text:p text:style-name="P3"><text:span text:style-name="T2">@DrSkipper_</text:span></text:p>
          </draw:text-box>
        </draw:frame>
        <draw:line draw:style-name="gr1" draw:text-style-name="P1" draw:layer="layout" svg:x1="-0.006cm" svg:y1="12.963cm" svg:x2="27.934cm" svg:y2="12.963cm">
          <text:p/>
        </draw:line>
        <draw:line draw:style-name="gr1" draw:text-style-name="P1" draw:layer="layout" svg:x1="27.381cm" svg:y1="0cm" svg:x2="27.381cm" svg:y2="21.59cm">
          <text:p/>
        </draw:line>
        <draw:line draw:style-name="gr1" draw:text-style-name="P1" draw:layer="layout" svg:x1="14.046cm" svg:y1="0cm" svg:x2="14.046cm" svg:y2="21.59cm">
          <text:p/>
        </draw:line>
        <draw:frame draw:style-name="gr2" draw:text-style-name="P2" draw:layer="layout" svg:width="12.192cm" svg:height="6.223cm" svg:x="14.656cm" svg:y="13.335cm">
          <draw:text-box>
            <text:p text:style-name="P2"><text:span text:style-name="T1">Feeble Force</text:span></text:p>
          </draw:text-box>
        </draw:frame>
        <draw:frame draw:style-name="gr3" draw:text-style-name="P4" draw:layer="layout" svg:width="12.954cm" svg:height="5.207cm" svg:x="14.275cm" svg:y="15.875cm">
          <draw:text-box>
            <text:p text:style-name="P3"><text:span text:style-name="T2">www.fletchersgames.com</text:span></text:p>
            <text:p text:style-name="P3"><text:span text:style-name="T2">contact@fletchersgames.com</text:span></text:p>
            <text:p text:style-name="P3"><text:span text:style-name="T2">@DrSkipper_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shadow="visible" draw:shadow-offset-x="0.102cm" draw:shadow-offset-y="0.102cm" draw:shadow-color="#ff00ff"/>
      <style:paragraph-properties fo:margin-top="0.42cm" fo:margin-bottom="0.21cm"/>
      <style:text-properties style:text-outline="tru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16cm" fo:margin-bottom="1.016cm" fo:margin-left="0.559cm" fo:margin-right="0.559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5T12:22:14.049000000</meta:creation-date>
    <dc:date>2017-08-25T13:03:15.368000000</dc:date>
    <meta:editing-duration>PT25M40S</meta:editing-duration>
    <meta:editing-cycles>2</meta:editing-cycles>
    <meta:generator>LibreOffice/5.0.2.2$Windows_x86 LibreOffice_project/37b43f919e4de5eeaca9b9755ed688758a8251fe</meta:generator>
    <meta:document-statistic meta:object-count="16"/>
  </office:meta>
</office:document-meta>
</file>